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3.44083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751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style-name="ce2">
            <text:p>Average in seconds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584130976ns or 0.584130976s</text:p>
          </table:table-cell>
          <table:table-cell office:value-type="float" office:value="0.58413097599999997" table:style-name="ce2">
            <text:p>0.58413097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191850866ns or 0.191850866s</text:p>
          </table:table-cell>
          <table:table-cell office:value-type="float" office:value="0.19185086600000001" table:style-name="ce2">
            <text:p>0.19185086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237708024ns or 0.237708024s</text:p>
          </table:table-cell>
          <table:table-cell office:value-type="float" office:value="0.23770802399999999" table:style-name="ce2">
            <text:p>0.23770802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256290579ns or 0.256290579s</text:p>
          </table:table-cell>
          <table:table-cell office:value-type="float" office:value="0.25629057900000002" table:style-name="ce2">
            <text:p>0.25629057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250299997ns or 0.250299997s</text:p>
          </table:table-cell>
          <table:table-cell office:value-type="float" office:value="0.250299997" table:style-name="ce2">
            <text:p>0.25029999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207667531ns or 0.207667531s</text:p>
          </table:table-cell>
          <table:table-cell office:value-type="float" office:value="0.20766753099999999" table:style-name="ce2">
            <text:p>0.20766753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252919344ns or 0.252919344s</text:p>
          </table:table-cell>
          <table:table-cell office:value-type="float" office:value="0.25291934399999999" table:style-name="ce2">
            <text:p>0.25291934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254402960ns or 0.254402960s</text:p>
          </table:table-cell>
          <table:table-cell office:value-type="float" office:value="0.25440296000000001" table:style-name="ce2">
            <text:p>0.2544029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249181862ns or 0.249181862s</text:p>
          </table:table-cell>
          <table:table-cell office:value-type="float" office:value="0.249181862" table:style-name="ce2">
            <text:p>0.24918186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">
            <text:p>Time elapsed was 251675934ns or 0.251675934s</text:p>
          </table:table-cell>
          <table:table-cell office:value-type="float" office:value="0.25167593399999999" table:style-name="ce2">
            <text:p>0.251675934</text:p>
          </table:table-cell>
          <table:table-cell table:number-columns-repeated="16381"/>
        </table:table-row>
        <table:table-row table:style-name="ro1">
          <table:table-cell/>
          <table:table-cell table:number-columns-repeated="2" table:style-name="ce2"/>
          <table:table-cell table:number-columns-repeated="16381"/>
        </table:table-row>
        <table:table-row table:style-name="ro1">
          <table:table-cell/>
          <table:table-cell table:style-name="ce2"/>
          <table:table-cell office:value-type="float" office:value="0.27361280730000004" table:formula="of:=AVERAGE([.C4:.C13])" table:style-name="ce2">
            <text:p>0.273612807</text:p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Ishu Shrestha</dc:creator>
    <meta:creation-date>2019-12-26T14:09:25Z</meta:creation-date>
    <dc:date>2019-12-29T11:30:30Z</dc:date>
    <meta:editing-cycles>1</meta:editing-cycles>
    <meta:editing-duration>PT131S</meta:editing-duration>
  </office:meta>
</office:document-meta>
</file>